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5d8fd" officeooo:paragraph-rsid="0015d8f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2021f6" officeooo:paragraph-rsid="002021f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e6c5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6722f" officeooo:paragraph-rsid="0016722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ba3b3" officeooo:paragraph-rsid="001ba3b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4762" officeooo:paragraph-rsid="001d476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2021f6" officeooo:paragraph-rsid="002264f2" style:font-size-asian="20pt" style:font-weight-asian="bold" style:font-size-complex="20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5d8fd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28f111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28f111"/>
    </style:style>
    <style:style style:name="P12" style:family="paragraph" style:parent-style-name="Standard" style:list-style-name="L6">
      <style:paragraph-properties fo:text-align="start" style:justify-single-word="false"/>
      <style:text-properties officeooo:paragraph-rsid="0028f111"/>
    </style:style>
    <style:style style:name="P13" style:family="paragraph" style:parent-style-name="Standard" style:list-style-name="L7">
      <style:paragraph-properties fo:text-align="start" style:justify-single-word="false"/>
      <style:text-properties officeooo:paragraph-rsid="001e6c59"/>
    </style:style>
    <style:style style:name="P14" style:family="paragraph" style:parent-style-name="Standard" style:list-style-name="L9">
      <style:paragraph-properties fo:text-align="start" style:justify-single-word="false"/>
      <style:text-properties officeooo:paragraph-rsid="0028f111"/>
    </style:style>
    <style:style style:name="P15" style:family="paragraph" style:parent-style-name="Standard">
      <style:paragraph-properties fo:text-align="start" style:justify-single-word="false"/>
      <style:text-properties officeooo:paragraph-rsid="00261a62"/>
    </style:style>
    <style:style style:name="P16" style:family="paragraph" style:parent-style-name="Standard" style:list-style-name="L13">
      <style:paragraph-properties fo:text-align="start" style:justify-single-word="false"/>
      <style:text-properties officeooo:paragraph-rsid="0024409b"/>
    </style:style>
    <style:style style:name="P17" style:family="paragraph" style:parent-style-name="Standard">
      <style:paragraph-properties fo:text-align="start" style:justify-single-word="false"/>
      <style:text-properties officeooo:paragraph-rsid="002264f2"/>
    </style:style>
    <style:style style:name="P18" style:family="paragraph" style:parent-style-name="Standard" style:list-style-name="L14">
      <style:paragraph-properties fo:text-align="start" style:justify-single-word="false"/>
      <style:text-properties officeooo:paragraph-rsid="0028f111"/>
    </style:style>
    <style:style style:name="P19" style:family="paragraph" style:parent-style-name="Standard">
      <style:paragraph-properties fo:text-align="start" style:justify-single-word="false"/>
      <style:text-properties officeooo:paragraph-rsid="0028f111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fo:font-weight="normal" officeooo:rsid="0015d8fd" officeooo:paragraph-rsid="0027c314" style:font-size-asian="12.25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4pt" fo:font-weight="normal" officeooo:rsid="0015d8fd" officeooo:paragraph-rsid="0028f111" style:font-size-asian="12.25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4pt" fo:font-weight="normal" officeooo:rsid="0015d8fd" officeooo:paragraph-rsid="0028f111" style:font-size-asian="12.25pt" style:font-weight-asian="normal" style:font-size-complex="14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15d8fd" officeooo:paragraph-rsid="0028f111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1ba3b3" officeooo:paragraph-rsid="0028f111"/>
    </style:style>
    <style:style style:name="P26" style:family="paragraph" style:parent-style-name="Standard" style:list-style-name="L8">
      <style:paragraph-properties fo:text-align="start" style:justify-single-word="false"/>
      <style:text-properties officeooo:rsid="001e6c59" officeooo:paragraph-rsid="0028f111"/>
    </style:style>
    <style:style style:name="P27" style:family="paragraph" style:parent-style-name="Standard" style:list-style-name="L9">
      <style:paragraph-properties fo:text-align="start" style:justify-single-word="false"/>
      <style:text-properties officeooo:rsid="001e6c59" officeooo:paragraph-rsid="0028f111"/>
    </style:style>
    <style:style style:name="P28" style:family="paragraph" style:parent-style-name="Standard" style:list-style-name="L9">
      <style:paragraph-properties fo:text-align="start" style:justify-single-word="false"/>
      <style:text-properties officeooo:rsid="002264f2" officeooo:paragraph-rsid="0028f111"/>
    </style:style>
    <style:style style:name="P29" style:family="paragraph" style:parent-style-name="Standard">
      <style:paragraph-properties fo:text-align="start" style:justify-single-word="false"/>
      <style:text-properties officeooo:rsid="002264f2" officeooo:paragraph-rsid="002264f2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2021f6" officeooo:paragraph-rsid="001d4762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261a62" officeooo:paragraph-rsid="00261a62"/>
    </style:style>
    <style:style style:name="P32" style:family="paragraph" style:parent-style-name="Standard" style:list-style-name="L8">
      <style:paragraph-properties fo:text-align="start" style:justify-single-word="false" style:writing-mode="lr-tb"/>
      <style:text-properties officeooo:paragraph-rsid="0028f111"/>
    </style:style>
    <style:style style:name="P33" style:family="paragraph" style:parent-style-name="Standard" style:list-style-name="L14">
      <style:paragraph-properties fo:text-align="start" style:justify-single-word="false" style:writing-mode="lr-tb"/>
      <style:text-properties officeooo:paragraph-rsid="0028f111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5d8fd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6722f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92793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97f65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a708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d476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ba3b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e6c59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264f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7c314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8f111" style:font-size-asian="12.25pt" style:font-weight-asian="normal" style:font-size-complex="14pt" style:font-weight-complex="normal"/>
    </style:style>
    <style:style style:name="T13" style:family="text">
      <style:text-properties fo:font-size="14pt" fo:font-weight="bold" officeooo:rsid="0027c314" style:font-size-asian="12.25pt" style:font-weight-asian="bold" style:font-size-complex="14pt" style:font-weight-complex="bold"/>
    </style:style>
    <style:style style:name="T14" style:family="text">
      <style:text-properties fo:font-size="14pt" fo:font-weight="bold" officeooo:rsid="0028f111" style:font-size-asian="12.25pt" style:font-weight-asian="bold" style:font-size-complex="14pt" style:font-weight-complex="bold"/>
    </style:style>
    <style:style style:name="T15" style:family="text">
      <style:text-properties fo:font-size="16pt" fo:font-weight="bold" officeooo:rsid="0015d8fd" style:font-size-asian="14pt" style:font-weight-asian="bold" style:font-size-complex="16pt" style:font-weight-complex="bold"/>
    </style:style>
    <style:style style:name="T16" style:family="text">
      <style:text-properties fo:font-size="16pt" fo:font-weight="bold" officeooo:rsid="00171c73" style:font-size-asian="14pt" style:font-weight-asian="bold" style:font-size-complex="16pt" style:font-weight-complex="bold"/>
    </style:style>
    <style:style style:name="T17" style:family="text">
      <style:text-properties fo:font-size="16pt" fo:font-weight="bold" officeooo:rsid="0019048e" style:font-size-asian="14pt" style:font-weight-asian="bold" style:font-size-complex="16pt" style:font-weight-complex="bold"/>
    </style:style>
    <style:style style:name="T18" style:family="text">
      <style:text-properties fo:font-size="16pt" fo:font-weight="bold" officeooo:rsid="0024409b" style:font-size-asian="14pt" style:font-weight-asian="bold" style:font-size-complex="16pt" style:font-weight-complex="bold"/>
    </style:style>
    <style:style style:name="T19" style:family="text">
      <style:text-properties fo:font-size="16pt" fo:font-weight="bold" officeooo:rsid="0027c314" style:font-size-asian="14pt" style:font-weight-asian="bold" style:font-size-complex="16pt" style:font-weight-complex="bold"/>
    </style:style>
    <style:style style:name="T20" style:family="text">
      <style:text-properties fo:font-size="16pt" fo:font-weight="bold" officeooo:rsid="0028f111" style:font-size-asian="14pt" style:font-weight-asian="bold" style:font-size-complex="16pt" style:font-weight-complex="bold"/>
    </style:style>
    <style:style style:name="T21" style:family="text">
      <style:text-properties fo:font-size="20pt" fo:font-weight="bold" officeooo:rsid="0015d8fd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02021f6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023ec68" style:font-size-asian="20pt" style:font-weight-asian="bold" style:font-size-complex="20pt" style:font-weight-complex="bold"/>
    </style:style>
    <style:style style:name="T24" style:family="text">
      <style:text-properties fo:font-size="20pt" fo:font-weight="bold" officeooo:rsid="0028f111" style:font-size-asian="20pt" style:font-weight-asian="bold" style:font-size-complex="20pt" style:font-weight-complex="bold"/>
    </style:style>
    <style:style style:name="T25" style:family="text">
      <style:text-properties fo:font-size="20pt" officeooo:rsid="002264f2" style:font-size-asian="20pt" style:font-size-complex="20pt"/>
    </style:style>
    <style:style style:name="T26" style:family="text">
      <style:text-properties fo:font-size="20pt" officeooo:rsid="002021f6" style:font-size-asian="20pt" style:font-size-complex="20pt"/>
    </style:style>
    <style:style style:name="T27" style:family="text">
      <style:text-properties fo:font-size="20pt" officeooo:rsid="0028f111" style:font-size-asian="20pt" style:font-size-complex="20pt"/>
    </style:style>
    <style:style style:name="T28" style:family="text">
      <style:text-properties officeooo:rsid="0027c314"/>
    </style:style>
    <style:style style:name="T29" style:family="text">
      <style:text-properties fo:font-weight="bold" officeooo:rsid="0027c31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ber of <text:s/>Cycles for Each Operation:</text:p>
      <text:p text:style-name="P1"/>
      <text:list xml:id="list791837695" text:style-name="L1">
        <text:list-item>
          <text:p text:style-name="P9"><text:span text:style-name="T15">Any 2-OP Except [</text:span><text:span text:style-name="T16">(</text:span><text:span text:style-name="T15">MOV – CMP</text:span><text:span text:style-name="T16">)</text:span><text:span text:style-name="T15">-</text:span><text:span text:style-name="T16">&gt;</text:span><text:span text:style-name="T15">Subtract </text:span><text:span text:style-name="T17">One</text:span><text:span text:style-name="T15"> instruction</text:span><text:span text:style-name="T16">]</text:span></text:p>
        </text:list-item>
      </text:list>
      <text:list xml:id="list3401247965" text:style-name="L2">
        <text:list-item>
          <text:p text:style-name="P20">Direct src – Direct Dest:<text:tab/>4 <text:tab/><text:tab/><text:tab/><text:span text:style-name="T29">+3(fetch decode) + 1(save result)</text:span></text:p>
        </text:list-item>
        <text:list-item>
          <text:p text:style-name="P21">Direct src – Ind Reg Dest: 5<text:tab/><text:tab/><text:tab/><text:span text:style-name="T29">+3(fetch decode) + 1(save result)</text:span></text:p>
        </text:list-item>
        <text:list-item>
          <text:p text:style-name="P21">Auto Inc src – Auto Inc Dest / Direct src – Auto Inc Dest: 6(Dir) / 7(Indir) <text:span text:style-name="T29">+3(fetch decode) + 1(save result)</text:span></text:p>
        </text:list-item>
        <text:list-item>
          <text:p text:style-name="P22">Auto Dec <text:s/>Dest - Direct src <text:s/>/ Direct src – Auto Dec Dest : 6(Dir) / 7(Indir) <text:span text:style-name="T29">+3(fetch decode) + 1(save result)</text:span></text:p>
        </text:list-item>
        <text:list-item>
          <text:p text:style-name="P22">Index Dest - Direct src / Direct src – Index Dest: 8(Dir) / 9(Indir) <text:s text:c="2"/><text:tab/><text:tab/><text:span text:style-name="T29">+3(fetch decode) + 1(save result)</text:span></text:p>
        </text:list-item>
      </text:list>
      <text:p text:style-name="P3"/>
      <text:list xml:id="list354606062" text:style-name="L3">
        <text:list-item>
          <text:p text:style-name="P23"><text:s/>Ind Reg src -Ind Reg Dest <text:s/>: 6<text:tab/><text:tab/><text:tab/><text:span text:style-name="T29">+3(fetch decode) + 1(save result)</text:span></text:p>
        </text:list-item>
        <text:list-item>
          <text:p text:style-name="P23">Auto Inc src -Ind Reg Dest / Ind Reg src -Auto Inc Dest : 7(Dir) / 8(Indir)<text:tab/><text:tab/><text:span text:style-name="T29">+3(fetch decode) + 1(save result)</text:span></text:p>
        </text:list-item>
        <text:list-item>
          <text:p text:style-name="P23">Auto Dec src -Ind Reg Dest / Ind Reg src -Auto Dec Dest : 7(Dir) / 8(Indir)<text:tab/><text:tab/><text:tab/><text:span text:style-name="T29">+3(fetch decode) + 1(save result)</text:span></text:p>
        </text:list-item>
        <text:list-item>
          <text:p text:style-name="P10"><text:span text:style-name="T2">I</text:span><text:span text:style-name="T3">ndex</text:span><text:span text:style-name="T2"> <text:s/>src -Ind Reg Dest / Ind Reg src -I</text:span><text:span text:style-name="T3">ndex </text:span><text:span text:style-name="T2">Dest : 9(Dir) / 10(Indir)<text:tab/> <text:tab/></text:span><text:span text:style-name="T13">+3(fetch decode) + 1(save result)</text:span></text:p>
        </text:list-item>
      </text:list>
      <text:p text:style-name="P5"/>
      <text:list xml:id="list983796184" text:style-name="L4">
        <text:list-item>
          <text:p text:style-name="P24"><text:span text:style-name="T1">Auto Inc src -Auto Inc Dest : </text:span><text:span text:style-name="T4">10</text:span><text:span text:style-name="T1">(</text:span><text:span text:style-name="T4">Ind</text:span><text:span text:style-name="T1">ir)/</text:span><text:span text:style-name="T4">10</text:span><text:span text:style-name="T1">(Indir) <text:s/></text:span><text:span text:style-name="T4">9</text:span><text:span text:style-name="T1">(Dir)/</text:span><text:span text:style-name="T4">10</text:span><text:span text:style-name="T1">(Indir) </text:span><text:span text:style-name="T4">10</text:span><text:span text:style-name="T1">(</text:span><text:span text:style-name="T4">Ind</text:span><text:span text:style-name="T1">ir)/</text:span><text:span text:style-name="T4">9</text:span><text:span text:style-name="T1">(dir)<text:tab/><text:tab/><text:tab/></text:span><text:span text:style-name="T13">+3(fetch decode) + 1(save result)</text:span></text:p>
        </text:list-item>
        <text:list-item>
          <text:p text:style-name="P24"><text:span text:style-name="T1">Auto </text:span><text:span text:style-name="T5">de</text:span><text:span text:style-name="T1">c src -Auto </text:span><text:span text:style-name="T5">Inc</text:span><text:span text:style-name="T1"> Dest / Auto Inc src -Auto </text:span><text:span text:style-name="T5">de</text:span><text:span text:style-name="T1">c Dest: </text:span><text:span text:style-name="T4">10</text:span><text:span text:style-name="T1">(</text:span><text:span text:style-name="T4">Ind</text:span><text:span text:style-name="T1">ir)/</text:span><text:span text:style-name="T4">10</text:span><text:span text:style-name="T1">(Indir) <text:s/></text:span><text:span text:style-name="T4">9</text:span><text:span text:style-name="T1">(Dir)/</text:span><text:span text:style-name="T4">10</text:span><text:span text:style-name="T1">(Indir) </text:span><text:span text:style-name="T4">10</text:span><text:span text:style-name="T1">(</text:span><text:span text:style-name="T4">Ind</text:span><text:span text:style-name="T1">ir)/</text:span><text:span text:style-name="T4">9</text:span><text:span text:style-name="T1">(dir)<text:tab/></text:span><text:span text:style-name="T13">+3(fetch decode) + 1(save result)</text:span></text:p>
        </text:list-item>
        <text:list-item>
          <text:p text:style-name="P11"><text:span text:style-name="T2">I</text:span><text:span text:style-name="T6">ndex </text:span><text:span text:style-name="T2">src -</text:span><text:span text:style-name="T6">Auto Inc</text:span><text:span text:style-name="T2"> Dest /Auto Inc src -Inde</text:span><text:span text:style-name="T5">x</text:span><text:span text:style-name="T2"> Dest : </text:span><text:span text:style-name="T4">1</text:span><text:span text:style-name="T6">2</text:span><text:span text:style-name="T2">(</text:span><text:span text:style-name="T4">Ind</text:span><text:span text:style-name="T2">ir)/</text:span><text:span text:style-name="T4">1</text:span><text:span text:style-name="T6">2</text:span><text:span text:style-name="T2">(Indir) </text:span><text:span text:style-name="T6">11</text:span><text:span text:style-name="T2">(Dir)/</text:span><text:span text:style-name="T4">1</text:span><text:span text:style-name="T6">2</text:span><text:span text:style-name="T2">(Indir) </text:span><text:span text:style-name="T4">1</text:span><text:span text:style-name="T6">2</text:span><text:span text:style-name="T2">(</text:span><text:span text:style-name="T4">Ind</text:span><text:span text:style-name="T2">ir)/</text:span><text:span text:style-name="T6">11</text:span><text:span text:style-name="T2">(dir)<text:tab/><text:tab/></text:span><text:span text:style-name="T13">+3(fetch decode) + 1(save result)</text:span></text:p>
        </text:list-item>
      </text:list>
      <text:p text:style-name="P6"/>
      <text:list xml:id="list1749042519" text:style-name="L5">
        <text:list-item>
          <text:p text:style-name="P25"><text:span text:style-name="T1"><text:s/>Index src– Auto Dec Dest/Auto Dec src– Index Dest: </text:span><text:span text:style-name="T4">1</text:span><text:span text:style-name="T6">2</text:span><text:span text:style-name="T2">(</text:span><text:span text:style-name="T4">Ind</text:span><text:span text:style-name="T2">ir)/</text:span><text:span text:style-name="T4">1</text:span><text:span text:style-name="T6">2</text:span><text:span text:style-name="T2">(Indir) </text:span><text:span text:style-name="T6">11</text:span><text:span text:style-name="T2">(Dir)/</text:span><text:span text:style-name="T4">1</text:span><text:span text:style-name="T6">2</text:span><text:span text:style-name="T2">(Indir) </text:span><text:span text:style-name="T4">1</text:span><text:span text:style-name="T6">2</text:span><text:span text:style-name="T2">(</text:span><text:span text:style-name="T4">Ind</text:span><text:span text:style-name="T2">ir)/</text:span><text:span text:style-name="T6">11</text:span><text:span text:style-name="T2">(dir)<text:tab/><text:tab/></text:span><text:span text:style-name="T13">+3(fetch decode) + 1(save result)</text:span></text:p>
        </text:list-item>
        <text:list-item>
          <text:p text:style-name="P25"><text:span text:style-name="T2">Auto Dec </text:span><text:span text:style-name="T1">src</text:span><text:span text:style-name="T2">– </text:span><text:span text:style-name="T1">Auto Dec src : 1</text:span><text:span text:style-name="T4">0</text:span><text:span text:style-name="T2">(</text:span><text:span text:style-name="T4">Ind</text:span><text:span text:style-name="T2">ir)/</text:span><text:span text:style-name="T4">10</text:span><text:span text:style-name="T2">(Indir) <text:s/></text:span><text:span text:style-name="T4">9</text:span><text:span text:style-name="T2">(Dir)/</text:span><text:span text:style-name="T4">10</text:span><text:span text:style-name="T2">(Indir) </text:span><text:span text:style-name="T4">10</text:span><text:span text:style-name="T2">(</text:span><text:span text:style-name="T4">Ind</text:span><text:span text:style-name="T2">ir)/</text:span><text:span text:style-name="T4">9</text:span><text:span text:style-name="T2">(dir)<text:tab/><text:tab/><text:tab/></text:span><text:span text:style-name="T13">+3(fetch decode) + 1(save result)</text:span><text:span text:style-name="T2"><text:tab/></text:span></text:p>
        </text:list-item>
      </text:list>
      <text:p text:style-name="P7"/>
      <text:list xml:id="list1440429427" text:style-name="L6">
        <text:list-item>
          <text:p text:style-name="P12"><text:span text:style-name="T8">Index src– I</text:span><text:span text:style-name="T7">ndex</text:span><text:span text:style-name="T8"> Dest : 1</text:span><text:span text:style-name="T7">4</text:span><text:span text:style-name="T2">(</text:span><text:span text:style-name="T4">Ind</text:span><text:span text:style-name="T2">ir)/</text:span><text:span text:style-name="T4">1</text:span><text:span text:style-name="T7">4</text:span><text:span text:style-name="T2">(Indir) <text:s/></text:span><text:span text:style-name="T7">13</text:span><text:span text:style-name="T2">(Dir)/</text:span><text:span text:style-name="T4">1</text:span><text:span text:style-name="T7">4</text:span><text:span text:style-name="T2">(Indir) </text:span><text:span text:style-name="T4">1</text:span><text:span text:style-name="T7">4</text:span><text:span text:style-name="T2">(</text:span><text:span text:style-name="T4">Ind</text:span><text:span text:style-name="T2">ir)/</text:span><text:span text:style-name="T7">13</text:span><text:span text:style-name="T2">(dir)<text:tab/><text:tab/><text:tab/></text:span><text:span text:style-name="T13">+3(fetch decode) + 1(save result)</text:span></text:p>
        </text:list-item>
      </text:list>
      <text:p text:style-name="P30"/>
      <text:p text:style-name="P2"/>
      <text:list xml:id="list3342517802" text:style-name="L7">
        <text:list-item>
          <text:p text:style-name="P13"><text:span text:style-name="T15">Any </text:span><text:span text:style-name="T16">1</text:span><text:span text:style-name="T15">-OP</text:span></text:p>
        </text:list-item>
      </text:list>
      <text:list xml:id="list1439023709" text:style-name="L8">
        <text:list-item>
          <text:p text:style-name="P32"><text:span text:style-name="T9">Direct</text:span><text:span text:style-name="T8"> : </text:span><text:span text:style-name="T9">3<text:tab/><text:tab/></text:span><text:span text:style-name="T13">+3(fetch decode) + 1(save result)</text:span></text:p>
        </text:list-item>
        <text:list-item>
          <text:p text:style-name="P26"><text:span text:style-name="T8">I</text:span><text:span text:style-name="T1">ndir : 4<text:tab/><text:tab/></text:span><text:span text:style-name="T13">+3(fetch decode) + 1(save result)</text:span></text:p>
        </text:list-item>
        <text:list-item>
          <text:p text:style-name="P26"><text:span text:style-name="T1">Auto Inc: 4</text:span><text:span text:style-name="T2">(Dir)/</text:span><text:span text:style-name="T1">5</text:span><text:span text:style-name="T2">(Indir)<text:tab/><text:tab/></text:span><text:span text:style-name="T13">+3(fetch decode) + 1(save result)</text:span></text:p>
        </text:list-item>
        <text:list-item>
          <text:p text:style-name="P26"><text:soft-page-break/><text:span text:style-name="T1">Auto Dec : 4</text:span><text:span text:style-name="T2">(Dir)/</text:span><text:span text:style-name="T1">5</text:span><text:span text:style-name="T2">(Indir)<text:tab/><text:tab/></text:span><text:span text:style-name="T13">+3(fetch decode) + 1(save result)</text:span></text:p>
        </text:list-item>
        <text:list-item>
          <text:p text:style-name="P26"><text:span text:style-name="T1">Index : 7</text:span><text:span text:style-name="T2">(Dir)/</text:span><text:span text:style-name="T1">8</text:span><text:span text:style-name="T2">(Indir)<text:tab/><text:tab/><text:tab/></text:span><text:span text:style-name="T13">+3(fetch decode) + 1(save result)</text:span></text:p>
        </text:list-item>
      </text:list>
      <text:p text:style-name="P4"/>
      <text:list xml:id="list2656762297" text:style-name="L13">
        <text:list-item>
          <text:p text:style-name="P16"><text:span text:style-name="T15">b</text:span><text:span text:style-name="T18">ranch instruction<text:tab/></text:span><text:span text:style-name="T19"><text:tab/><text:tab/></text:span></text:p>
        </text:list-item>
      </text:list>
      <text:list xml:id="list2157034932" text:style-name="L14">
        <text:list-item>
          <text:p text:style-name="P33"><text:span text:style-name="T9">Direct</text:span><text:span text:style-name="T8"> : </text:span><text:span text:style-name="T12">5</text:span><text:span text:style-name="T9"><text:tab/><text:tab/></text:span><text:span text:style-name="T13">+3(fetch decode</text:span><text:span text:style-name="T14">)</text:span></text:p>
        </text:list-item>
        <text:list-item>
          <text:p text:style-name="P18"><text:span text:style-name="T8">I</text:span><text:span text:style-name="T9">ndir : </text:span><text:span text:style-name="T12">6</text:span><text:span text:style-name="T9"><text:tab/><text:tab/></text:span><text:span text:style-name="T13">+3(fetch decode</text:span><text:span text:style-name="T14">)</text:span></text:p>
        </text:list-item>
        <text:list-item>
          <text:p text:style-name="P18"><text:span text:style-name="T9">Auto Inc: </text:span><text:span text:style-name="T12">6</text:span><text:span text:style-name="T2">(Dir)/</text:span><text:span text:style-name="T12">7</text:span><text:span text:style-name="T2">(Indir)<text:tab/><text:tab/></text:span><text:span text:style-name="T13">+3(fetch decode</text:span><text:span text:style-name="T14">)</text:span></text:p>
        </text:list-item>
        <text:list-item>
          <text:p text:style-name="P18"><text:span text:style-name="T9">Auto Dec : </text:span><text:span text:style-name="T12">6</text:span><text:span text:style-name="T2">(Dir)/</text:span><text:span text:style-name="T12">7</text:span><text:span text:style-name="T2">(Indir)<text:tab/><text:tab/></text:span><text:span text:style-name="T13">+3(fetch decode</text:span><text:span text:style-name="T14">)</text:span><text:span text:style-name="T11"> </text:span></text:p>
        </text:list-item>
        <text:list-item>
          <text:p text:style-name="P18"><text:span text:style-name="T9">Index : </text:span><text:span text:style-name="T12">9</text:span><text:span text:style-name="T2">(Dir)/</text:span><text:span text:style-name="T12">10</text:span><text:span text:style-name="T2">(Indir)<text:tab/><text:tab/><text:tab/></text:span><text:span text:style-name="T13">+3(fetch decode</text:span><text:span text:style-name="T14">)</text:span><text:span text:style-name="T11"> </text:span></text:p>
        </text:list-item>
      </text:list>
      <text:p text:style-name="P15"/>
      <text:p text:style-name="P31"><text:span text:style-name="T22"/></text:p>
      <text:p text:style-name="P17"><text:span text:style-name="T26">Number </text:span><text:span text:style-name="T25">of Fetches Excluding/</text:span><text:span text:style-name="T27">Including</text:span><text:span text:style-name="T25"> Fetching Instruction</text:span><text:span text:style-name="T26">:</text:span></text:p>
      <text:p text:style-name="P8"/>
      <text:list xml:id="list2977773716" text:style-name="L9">
        <text:list-item>
          <text:p text:style-name="P14"><text:span text:style-name="T9">Direct</text:span><text:span text:style-name="T8"> : </text:span><text:span text:style-name="T10">0 <text:tab/><text:tab/><text:tab/></text:span><text:span text:style-name="T13">+3(fetch decode</text:span><text:span text:style-name="T14">)</text:span></text:p>
        </text:list-item>
        <text:list-item>
          <text:p text:style-name="P27"><text:span text:style-name="T8">I</text:span><text:span text:style-name="T1">ndir : </text:span><text:span text:style-name="T10">1<text:tab/><text:tab/><text:tab/></text:span><text:span text:style-name="T13">+3(fetch decode</text:span><text:span text:style-name="T14">)</text:span></text:p>
        </text:list-item>
        <text:list-item>
          <text:p text:style-name="P14"><text:span text:style-name="T1">Auto Inc: </text:span><text:span text:style-name="T10">1</text:span><text:span text:style-name="T2">(Dir)/</text:span><text:span text:style-name="T10">2</text:span><text:span text:style-name="T2">(Indir)<text:tab/><text:tab/></text:span><text:span text:style-name="T13">+3(fetch decode</text:span><text:span text:style-name="T14">)</text:span></text:p>
        </text:list-item>
        <text:list-item>
          <text:p text:style-name="P27"><text:span text:style-name="T2">Auto Dec : </text:span><text:span text:style-name="T10">1</text:span><text:span text:style-name="T2">(Dir)/</text:span><text:span text:style-name="T10">2</text:span><text:span text:style-name="T2">(Indir)<text:tab/></text:span><text:span text:style-name="T13">+3(fetch decode</text:span><text:span text:style-name="T14">)</text:span></text:p>
        </text:list-item>
        <text:list-item>
          <text:p text:style-name="P28"><text:span text:style-name="T2">I</text:span><text:span text:style-name="T1">ndex : 2</text:span><text:span text:style-name="T2">(Dir)/</text:span><text:span text:style-name="T1">3</text:span><text:span text:style-name="T2">(Indir)<text:tab/></text:span><text:span text:style-name="T13">+3(fetch decode</text:span><text:span text:style-name="T14">)</text:span></text:p>
        </text:list-item>
      </text:list>
      <text:p text:style-name="P29"><text:span text:style-name="T2"/></text:p>
      <text:p text:style-name="P29"><text:span text:style-name="T2"/></text:p>
      <text:p text:style-name="P29"><text:span text:style-name="T2"/></text:p>
      <text:p text:style-name="P19"><text:span text:style-name="T21">C</text:span><text:span text:style-name="T23">P</text:span><text:span text:style-name="T22">I : </text:span><text:span text:style-name="T24">10.9 ≃ 11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3:36:41.752322172</meta:creation-date>
    <dc:date>2019-12-07T23:00:49.794841561</dc:date>
    <meta:editing-duration>PT49M5S</meta:editing-duration>
    <meta:editing-cycles>19</meta:editing-cycles>
    <meta:generator>LibreOffice/6.3.2.2$Linux_X86_64 LibreOffice_project/30$Build-2</meta:generator>
    <meta:document-statistic meta:table-count="0" meta:image-count="0" meta:object-count="0" meta:page-count="2" meta:paragraph-count="36" meta:word-count="411" meta:character-count="2536" meta:non-whitespace-character-count="2128"/>
  </office:meta>
</office:document-meta>
</file>